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DFKaiShu-SB-Estd-BF" svg:font-family="DFKaiShu-SB-Estd-BF"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表格1" style:family="table">
      <style:table-properties style:width="15.244cm" fo:margin-left="0.009cm" fo:margin-top="0cm" fo:margin-bottom="0cm" table:align="left" style:writing-mode="lr-tb"/>
    </style:style>
    <style:style style:name="表格1.A" style:family="table-column">
      <style:table-column-properties style:column-width="7.622cm"/>
    </style:style>
    <style:style style:name="表格1.1" style:family="table-row">
      <style:table-row-properties style:min-row-height="0.727cm" fo:keep-together="auto"/>
    </style:style>
    <style:style style:name="表格1.A1" style:family="table-cell">
      <style:table-cell-properties fo:padding-left="0.191cm" fo:padding-right="0.191cm" fo:padding-top="0cm" fo:padding-bottom="0cm" fo:border="0.5pt solid #000000" style:writing-mode="lr-tb"/>
    </style:style>
    <style:style style:name="表格1.2" style:family="table-row">
      <style:table-row-properties style:min-row-height="2.962cm" fo:keep-together="auto"/>
    </style:style>
    <style:style style:name="表格1.3" style:family="table-row">
      <style:table-row-properties style:min-row-height="1.492cm" fo:keep-together="auto"/>
    </style:style>
    <style:style style:name="表格1.4" style:family="table-row">
      <style:table-row-properties fo:keep-together="auto"/>
    </style:style>
    <style:style style:name="表格1.5" style:family="table-row">
      <style:table-row-properties fo:keep-together="auto"/>
    </style:style>
    <style:style style:name="表格1.6" style:family="table-row">
      <style:table-row-properties fo:keep-together="auto"/>
    </style:style>
    <style:style style:name="表格1.7" style:family="table-row">
      <style:table-row-properties fo:keep-together="auto"/>
    </style:style>
    <style:style style:name="表格1.8" style:family="table-row">
      <style:table-row-properties fo:keep-together="auto"/>
    </style:style>
    <style:style style:name="P1" style:family="paragraph" style:parent-style-name="List_20_Paragraph">
      <style:paragraph-properties fo:margin-left="1cm" fo:margin-right="0cm" fo:margin-top="0cm" fo:margin-bottom="0cm" style:contextual-spacing="false" fo:text-align="justify" style:justify-single-word="false" fo:orphans="0" fo:widows="0" fo:text-indent="0cm" style:auto-text-indent="false"/>
      <style:text-properties style:font-name="標楷體" fo:font-size="12pt" fo:language="en" fo:country="US" style:letter-kerning="false" style:font-name-asian="標楷體1" style:font-size-asian="12pt" style:language-asian="zh" style:country-asian="TW" style:font-name-complex="DFKaiShu-SB-Estd-BF" style:font-size-complex="12pt" style:language-complex="ar" style:country-complex="SA"/>
    </style:style>
    <style:style style:name="P2" style:family="paragraph" style:parent-style-name="Standard">
      <style:paragraph-properties fo:margin-top="0cm" fo:margin-bottom="0cm" style:contextual-spacing="false" fo:text-align="center" style:justify-single-word="false" fo:orphans="0" fo:widows="0"/>
      <style:text-properties style:font-name="標楷體" fo:font-size="12pt" fo:language="en" fo:country="US" style:letter-kerning="false" style:font-name-asian="標楷體1" style:font-size-asian="12pt" style:language-asian="zh" style:country-asian="TW" style:font-name-complex="DFKaiShu-SB-Estd-BF" style:font-size-complex="12pt" style:language-complex="ar" style:country-complex="SA"/>
    </style:style>
    <style:style style:name="P3" style:family="paragraph" style:parent-style-name="Standard">
      <style:paragraph-properties fo:margin-top="0cm" fo:margin-bottom="0cm" style:contextual-spacing="false" fo:text-align="start" style:justify-single-word="false" fo:orphans="0" fo:widows="0"/>
      <style:text-properties style:font-name="標楷體" fo:font-size="12pt" fo:language="en" fo:country="US" style:letter-kerning="false" style:font-name-asian="標楷體1" style:font-size-asian="12pt" style:language-asian="zh" style:country-asian="TW" style:font-name-complex="DFKaiShu-SB-Estd-BF" style:font-size-complex="12pt" style:language-complex="ar" style:country-complex="SA"/>
    </style:style>
    <style:style style:name="P4" style:family="paragraph" style:parent-style-name="Standard">
      <style:paragraph-properties fo:text-align="center" style:justify-single-word="false"/>
      <style:text-properties style:font-name="標楷體" style:letter-kerning="false" style:font-name-asian="標楷體1" style:font-name-complex="DFKaiShu-SB-Estd-BF" style:font-size-complex="12pt"/>
    </style:style>
    <style:style style:name="P5" style:family="paragraph" style:parent-style-name="List_20_Paragraph" style:list-style-name="WWNum1">
      <style:paragraph-properties fo:margin-left="1cm" fo:margin-right="0cm" fo:margin-top="0cm" fo:margin-bottom="0cm" style:contextual-spacing="false" fo:text-align="justify" style:justify-single-word="false" fo:orphans="0" fo:widows="0" fo:text-indent="-0.997cm" style:auto-text-indent="false"/>
      <style:text-properties style:font-name="標楷體" fo:font-size="12pt" fo:language="en" fo:country="US" officeooo:paragraph-rsid="000d8124" style:letter-kerning="false" style:font-name-asian="標楷體1" style:font-size-asian="12pt" style:language-asian="zh" style:country-asian="TW" style:font-name-complex="DFKaiShu-SB-Estd-BF" style:font-size-complex="12pt" style:language-complex="ar" style:country-complex="SA"/>
    </style:style>
    <style:style style:name="P6" style:family="paragraph" style:parent-style-name="List_20_Paragraph" style:list-style-name="WWNum1">
      <style:paragraph-properties fo:margin-left="1cm" fo:margin-right="0cm" fo:margin-top="0cm" fo:margin-bottom="0cm" style:contextual-spacing="false" fo:text-align="justify" style:justify-single-word="false" fo:orphans="0" fo:widows="0" fo:text-indent="-0.997cm" style:auto-text-indent="false"/>
      <style:text-properties style:font-name="標楷體" fo:font-size="12pt" fo:language="en" fo:country="US" style:letter-kerning="false" style:font-name-asian="標楷體1" style:font-size-asian="12pt" style:language-asian="zh" style:country-asian="TW" style:font-name-complex="DFKaiShu-SB-Estd-BF"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教育部辦理促進民間參與公共建設案件獎勵金支用原則說明</text:p>
      <table:table table:name="表格1" table:style-name="表格1">
        <table:table-column table:style-name="表格1.A" table:number-columns-repeated="2"/>
        <table:table-row table:style-name="表格1.1">
          <table:table-cell table:style-name="表格1.A1" office:value-type="string">
            <text:p text:style-name="P2">規定</text:p>
          </table:table-cell>
          <table:table-cell table:style-name="表格1.A1" office:value-type="string">
            <text:p text:style-name="P2">說明</text:p>
          </table:table-cell>
        </table:table-row>
        <table:table-row table:style-name="表格1.2">
          <table:table-cell table:style-name="表格1.A1" office:value-type="string">
            <text:list xml:id="list2933242949" text:style-name="WWNum1">
              <text:list-item>
                <text:p text:style-name="P5">教育部（以下簡稱本部）為支用財政部依「機關辦理民間參與公共建設案件(以下簡稱民參案件)資訊蒐集及獎勵金核發作業要點（以下簡稱獎勵金核發作業要點）」核發之獎勵金事宜，特依獎勵金核發作業要點第十五點第三項規定訂定本原則。</text:p>
              </text:list-item>
            </text:list>
          </table:table-cell>
          <table:table-cell table:style-name="表格1.A1" office:value-type="string">
            <text:p text:style-name="P3">本原則訂定目的。</text:p>
          </table:table-cell>
        </table:table-row>
        <table:table-row table:style-name="表格1.3">
          <table:table-cell table:style-name="表格1.A1" office:value-type="string">
            <text:list xml:id="list143109873498455" text:continue-numbering="true" text:style-name="WWNum1">
              <text:list-item>
                <text:p text:style-name="P6">本部核發各機關（構）學校之獎勵金應專款專用，<text:bookmark-start text:name="_Hlk122424485"/><text:bookmark-start text:name="_GoBack"/>並由該單位<text:bookmark-end text:name="_Hlk122424485"/><text:bookmark-end text:name="_GoBack"/>專責單位列帳控管，其運用應依獎勵金核發作業要點第二點第八項及第十五點第一項至第二項規定辦理。</text:p>
              </text:list-item>
            </text:list>
          </table:table-cell>
          <table:table-cell table:style-name="表格1.A1" office:value-type="string">
            <text:p text:style-name="P3">明定經費之管理及運用方式；可運用於辦理促參案件相關事項或作為團體或個人獎金支出，惟不得作為出國計畫或其他人事費支出；另作為促參案件相關事項內容含：促參可行性評估、先期規劃、用地取得(含地上物處理等)、興辦事業計畫、水土保持計畫、環境影響評估、招商作業、履約管理、仲裁或訴訟、法律諮詢、營運期滿之資產總檢查及移轉、優先定約、教育訓練、案件行銷及優良案例觀摩事項。</text:p>
          </table:table-cell>
        </table:table-row>
        <table:table-row table:style-name="表格1.4">
          <table:table-cell table:style-name="表格1.A1" office:value-type="string">
            <text:list xml:id="list143109151430920" text:continue-numbering="true" text:style-name="WWNum1">
              <text:list-item>
                <text:p text:style-name="P6">本部核發各機關（構）學校獎勵金之數額，以財政部當年度實際核發之個案獎勵金核列數及依考核成績等第頒發之獎勵金為原則；如同一案件主辦機關有2個以上，獎勵金則平分之。</text:p>
              </text:list-item>
            </text:list>
          </table:table-cell>
          <table:table-cell table:style-name="表格1.A1" office:value-type="string">
            <text:p text:style-name="P3">明定本部核發各機關（構）學校獎勵金數額之分配原則。</text:p>
          </table:table-cell>
        </table:table-row>
        <table:table-row table:style-name="表格1.5">
          <table:table-cell table:style-name="表格1.A1" office:value-type="string">
            <text:list xml:id="list143109463187734" text:continue-numbering="true" text:style-name="WWNum1">
              <text:list-item>
                <text:p text:style-name="P6">各機關（構）學校獎勵金之使用，應依本部實際核發之獎勵金數額擬具支用計畫（包含計畫目的、計畫內容、辦理期程、專款列帳控管說明、運用於辦理促參案件事項說明、運用於團體或個人獎金支用說明等），並函報本部各業務司（署）審核通過後，自行列管辦理。</text:p>
              </text:list-item>
            </text:list>
          </table:table-cell>
          <table:table-cell table:style-name="表格1.A1" office:value-type="string">
            <text:p text:style-name="P3">明定各機關（構）學校使用獎勵金應擬具支用計畫，由本部各業務司（署）審核通過後，自行列管支用。</text:p>
          </table:table-cell>
        </table:table-row>
        <table:table-row table:style-name="表格1.6">
          <table:table-cell table:style-name="表格1.A1" office:value-type="string">
            <text:list xml:id="list143109870299970" text:continue-numbering="true" text:style-name="WWNum1">
              <text:list-item>
                <text:p text:style-name="P6">獎勵金運用於獎金支出者，依獎<text:soft-page-break/>勵金核發作業要點第十五點第二項規定辦理。各機關（構）學校並應組成五人以上審議小組審議，審議小組委員任一性別比例不得低於三分之一；其中一人為召集人，綜理審議事宜，由機關首長或其授權人員指定主管以上人員擔任，其餘委員由機關首長或其授權人員指定人員擔任，人員均為無給職。</text:p>
              </text:list-item>
            </text:list>
            <text:p text:style-name="P1">本審議小組會議，應有委員總額三分之二以上出席，其決議應經出席委員過半數之同意行之。</text:p>
            <text:p text:style-name="P1">獎金發給之額度、對象及名額應本公平公開原則，按著有績效人員實際參與及貢獻程度等覈實審議後給予；額度及發給原則並應依行政院及所屬機關(構)執行重大專案獎勵要點第四點規定辦理。</text:p>
          </table:table-cell>
          <table:table-cell table:style-name="表格1.A1" office:value-type="string">
            <text:p text:style-name="P3">明定獎勵金運用於獎金支出，其審議小<text:soft-page-break/>組之組成、審核基準及程序。</text:p>
            <text:p text:style-name="P3">明定獎金發給額度及原則應依行政院及所屬機關(構)執行重大專案獎勵要點第四點規定。</text:p>
          </table:table-cell>
        </table:table-row>
        <table:table-row table:style-name="表格1.7">
          <table:table-cell table:style-name="表格1.A1" office:value-type="string">
            <text:list xml:id="list143109900273182" text:continue-numbering="true" text:style-name="WWNum1">
              <text:list-item>
                <text:p text:style-name="P6">民參案件自簽約日起算三年內終止或解除投資契約者，依獎勵金核發作業要點第十三點規定辦理；所獲之獎勵金除已核發之個人獎金外，應全數繳回國庫。</text:p>
              </text:list-item>
            </text:list>
          </table:table-cell>
          <table:table-cell table:style-name="表格1.A1" office:value-type="string">
            <text:p text:style-name="P3">明定獎勵金應繳回國庫之情形及繳回額度。</text:p>
          </table:table-cell>
        </table:table-row>
        <table:table-row table:style-name="表格1.8">
          <table:table-cell table:style-name="表格1.A1" office:value-type="string">
            <text:list xml:id="list143111049709257" text:continue-numbering="true" text:style-name="WWNum1">
              <text:list-item>
                <text:p text:style-name="P6">本支用原則自發布日實施，必要時滾動修正之。</text:p>
              </text:list-item>
            </text:list>
          </table:table-cell>
          <table:table-cell table:style-name="表格1.A1" office:value-type="string">
            <text:p text:style-name="P3">明定生效條件</text:p>
          </table:table-cell>
        </table:table-row>
      </table:table>
      <text:p text:style-name="P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DFKaiShu-SB-Estd-BF" svg:font-family="DFKaiShu-SB-Estd-BF"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ListLabel_20_1" style:display-name="ListLabel 1" style:family="text">
      <style:text-properties fo:font-size="14pt" style:font-size-asian="14pt" style:font-size-complex="14pt"/>
    </style:style>
    <style:style style:name="HTML_20_預設格式_20_字元" style:display-name="HTML 預設格式 字元" style:family="tex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黃美玲</meta:initial-creator>
    <meta:editing-cycles>150</meta:editing-cycles>
    <meta:editing-duration>PT7H32M14S</meta:editing-duration>
    <meta:generator>MODA_ODF_Application_Tools_3.5.3/3.5.3$Windows_X86_64 LibreOffice_project/2c4b1be4ce0f7f0a88ca480bf39420a502d61b97</meta:generator>
    <dc:date>2023-01-12T14:31:08.716000000</dc:date>
    <meta:document-statistic meta:table-count="1" meta:image-count="0" meta:object-count="0" meta:page-count="2" meta:paragraph-count="20" meta:word-count="1139" meta:character-count="1139" meta:non-whitespace-character-count="1139"/>
    <meta:user-defined meta:name="AppVersion">16.0000</meta:user-defined>
    <meta:template xlink:type="simple" xlink:actuate="onRequest" xlink:title="Normal.dotm" xlink:href=""/>
  </office:meta>
</office:document-meta>
</file>